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="Line_20_Arrow" draw:marker-start-width="0.229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2" draw:layer="layout" svg:width="4.434cm" svg:height="4.427cm" svg:x="6.792cm" svg:y="2.466cm" svg:viewBox="0 0 4435 4428" svg:d="m0 9c55 4408 47 4419 47 4419l4085-1 175-46 119-102 9-294-36-3783-56-119-174-83h-691-3478z">
          <text:p text:style-name="P1">Soap film</text:p>
        </draw:path>
        <draw:path draw:style-name="gr2" draw:text-style-name="P2" draw:layer="layout" svg:width="7.453cm" svg:height="4.831cm" svg:x="3.976cm" svg:y="2.25cm" svg:viewBox="0 0 7454 4832" svg:d="m110 4832c6999-28 7049-29 7029-22l177-54 97-201 41-317-40-3814-57-217-45-83-93-55-138-69h-221l-6860 14">
          <text:p text:style-name="P4"/>
        </draw:path>
        <draw:path draw:style-name="gr2" draw:text-style-name="P2" draw:layer="layout" svg:width="7.196cm" svg:height="4.449cm" svg:x="4.031cm" svg:y="2.461cm" svg:viewBox="0 0 7197 4450" svg:d="m18 4441 1712 9c1712 9 5172-28 5172-28l101-18 129-37 56-110 9-212-28-3828-37-92c0 0-83-92-83-83s-165-37-165-37l-193 9-6691-14">
          <text:p text:style-name="P4"/>
        </draw:path>
        <draw:custom-shape draw:style-name="gr3" draw:text-style-name="P2" draw:layer="layout" svg:width="0.153cm" svg:height="0.168cm" svg:x="3.988cm" svg:y="6.9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0.153cm" svg:height="0.168cm" svg:x="3.935cm" svg:y="2.27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3" draw:layer="layout" svg:x1="4.73cm" svg:y1="4.62cm" svg:x2="3.451cm" svg:y2="4.62cm">
          <text:p text:style-name="P4"/>
        </draw:line>
        <draw:frame draw:style-name="gr5" draw:text-style-name="P5" draw:layer="layout" svg:width="0.891cm" svg:height="0.962cm" svg:x="4.662cm" svg:y="4.094cm">
          <draw:text-box>
            <text:p text:style-name="P4"><text:span text:style-name="T1">F</text:span></text:p>
          </draw:text-box>
        </draw:frame>
        <draw:path draw:style-name="gr2" draw:text-style-name="P2" draw:layer="layout" svg:width="0.634cm" svg:height="5.309cm" svg:x="6.184cm" svg:y="2.034cm" svg:viewBox="0 0 635 5310" svg:d="m37 4693c0 286 0 387 0 387l46 110 92 74 110 46 197-24 98-77 55-129v-1519l-46-3359-92-138-120-64h-138l-138 73-64 74-28 83v110l-9 129v147l74 56 101-37 18-166-27-247 64-84 74 9 64 37 9 74 10 119 27 4491 28 193-102 46-55-49-32-103-5-151v-83l-9-46-64-46h-55l-56 28-36 36z">
          <text:p text:style-name="P4"/>
        </draw:path>
        <draw:custom-shape draw:style-name="gr3" draw:text-style-name="P2" draw:layer="layout" svg:width="0.153cm" svg:height="0.168cm" svg:x="6.208cm" svg:y="2.53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0.153cm" svg:height="0.168cm" svg:x="6.25cm" svg:y="6.69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5.563cm" svg:y1="4.615cm" svg:x2="6.399cm" svg:y2="4.615cm">
          <text:p text:style-name="P4"/>
        </draw:line>
        <draw:line draw:style-name="gr7" draw:text-style-name="P2" draw:layer="layout" svg:x1="6.889cm" svg:y1="7.389cm" svg:x2="11.289cm" svg:y2="7.379cm">
          <text:p text:style-name="P4"/>
        </draw:line>
        <draw:frame draw:style-name="gr5" draw:layer="layout" svg:width="1.209cm" svg:height="1.081cm" svg:x="8.431cm" svg:y="7.164cm">
          <draw:text-box>
            <text:p text:style-name="P4"><text:span text:style-name="T2">D</text:span><text:span text:style-name="T1">x</text:span></text:p>
          </draw:text-box>
        </draw:frame>
        <draw:line draw:style-name="gr7" draw:text-style-name="P2" draw:layer="layout" svg:x1="11.703cm" svg:y1="7.096cm" svg:x2="11.694cm" svg:y2="2.313cm">
          <text:p text:style-name="P4"/>
        </draw:line>
        <draw:frame draw:style-name="gr5" draw:layer="layout" svg:width="0.853cm" svg:height="0.962cm" svg:x="11.594cm" svg:y="4.315cm">
          <draw:text-box>
            <text:p text:style-name="P4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29T21:10:08</meta:creation-date>
    <dc:creator>Jussi Eloranta</dc:creator>
    <dc:date>2008-04-30T18:18:13</dc:date>
    <meta:editing-cycles>22</meta:editing-cycles>
    <meta:editing-duration>PT57M2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